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009" officeooo:paragraph-rsid="001870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, I’m document 1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5.2$Linux_X86_64 LibreOffice_project/50$Build-2</meta:generator>
    <dc:date>2024-02-27T14:13:49.176835063</dc:date>
    <meta:editing-duration>PT14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6"/>
  </office:meta>
</office:document-meta>
</file>